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表格1" style:family="table">
      <style:table-properties style:width="18.226cm" table:align="center" style:writing-mode="lr-tb"/>
    </style:style>
    <style:style style:name="表格1.A" style:family="table-column">
      <style:table-column-properties style:column-width="4.584cm"/>
    </style:style>
    <style:style style:name="表格1.B" style:family="table-column">
      <style:table-column-properties style:column-width="5.983cm"/>
    </style:style>
    <style:style style:name="表格1.C" style:family="table-column">
      <style:table-column-properties style:column-width="1.52cm"/>
    </style:style>
    <style:style style:name="表格1.E" style:family="table-column">
      <style:table-column-properties style:column-width="1.522cm"/>
    </style:style>
    <style:style style:name="表格1.G" style:family="table-column">
      <style:table-column-properties style:column-width="1.531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表格1.2" style:family="table-row">
      <style:table-row-properties style:min-row-height="1.349cm" style:keep-together="true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表格1.3" style:family="table-row">
      <style:table-row-properties style:min-row-height="1.238cm" style:keep-together="true" fo:keep-together="auto"/>
    </style:style>
    <style:style style:name="表格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1.4" style:family="table-row">
      <style:table-row-properties style:min-row-height="1.401cm" style:keep-together="true" fo:keep-together="auto"/>
    </style:style>
    <style:style style:name="表格1.7" style:family="table-row">
      <style:table-row-properties style:min-row-height="1.397cm" style:keep-together="true" fo:keep-together="auto"/>
    </style:style>
    <style:style style:name="表格1.A7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表格1.8" style:family="table-row">
      <style:table-row-properties style:min-row-height="0.737cm" style:keep-together="true" fo:keep-together="auto"/>
    </style:style>
    <style:style style:name="表格1.C8" style:family="table-cell">
      <style:table-cell-properties style:vertical-align="bottom" fo:padding-left="0.191cm" fo:padding-right="0.191cm" fo:padding-top="0cm" fo:padding-bottom="0cm" fo:border="0.018cm solid #000000" style:writing-mode="lr-tb"/>
    </style:style>
    <style:style style:name="表格1.9" style:family="table-row">
      <style:table-row-properties style:min-row-height="0.982cm" style:keep-together="true" fo:keep-together="auto"/>
    </style:style>
    <style:style style:name="表格1.10" style:family="table-row">
      <style:table-row-properties style:min-row-height="1.471cm" style:keep-together="true" fo:keep-together="auto"/>
    </style:style>
    <style:style style:name="表格1.11" style:family="table-row">
      <style:table-row-properties style:min-row-height="1.251cm" style:keep-together="true" fo:keep-together="auto"/>
    </style:style>
    <style:style style:name="表格1.12" style:family="table-row">
      <style:table-row-properties style:min-row-height="0.984cm" style:keep-together="true" fo:keep-together="auto"/>
    </style:style>
    <style:style style:name="表格1.13" style:family="table-row">
      <style:table-row-properties style:min-row-height="1.475cm" style:keep-together="true" fo:keep-together="auto"/>
    </style:style>
    <style:style style:name="表格1.14" style:family="table-row">
      <style:table-row-properties style:min-row-height="1.245cm" style:keep-together="true" fo:keep-together="auto"/>
    </style:style>
    <style:style style:name="表格1.15" style:family="table-row">
      <style:table-row-properties style:min-row-height="1.464cm" style:keep-together="true" fo:keep-together="auto"/>
    </style:style>
    <style:style style:name="表格1.16" style:family="table-row">
      <style:table-row-properties style:min-row-height="1.235cm" style:keep-together="true" fo:keep-together="auto"/>
    </style:style>
    <style:style style:name="表格2" style:family="table">
      <style:table-properties style:width="18.126cm" table:align="center" style:writing-mode="lr-tb"/>
    </style:style>
    <style:style style:name="表格2.A" style:family="table-column">
      <style:table-column-properties style:column-width="9.267cm"/>
    </style:style>
    <style:style style:name="表格2.B" style:family="table-column">
      <style:table-column-properties style:column-width="1.289cm"/>
    </style:style>
    <style:style style:name="表格2.C" style:family="table-column">
      <style:table-column-properties style:column-width="1.499cm"/>
    </style:style>
    <style:style style:name="表格2.D" style:family="table-column">
      <style:table-column-properties style:column-width="1.501cm"/>
    </style:style>
    <style:style style:name="表格2.F" style:family="table-column">
      <style:table-column-properties style:column-width="1.524cm"/>
    </style:style>
    <style:style style:name="表格2.G" style:family="table-column">
      <style:table-column-properties style:column-width="1.543cm"/>
    </style:style>
    <style:style style:name="表格2.1" style:family="table-row">
      <style:table-row-properties style:min-row-height="0.737cm" style:keep-together="true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C1" style:family="table-cell">
      <style:table-cell-properties style:vertical-align="bottom" fo:padding-left="0.191cm" fo:padding-right="0.191cm" fo:padding-top="0cm" fo:padding-bottom="0cm" fo:border="0.018cm solid #000000" style:writing-mode="lr-tb"/>
    </style:style>
    <style:style style:name="表格2.2" style:family="table-row">
      <style:table-row-properties style:min-row-height="0.982cm" style:keep-together="true" fo:keep-together="auto"/>
    </style:style>
    <style:style style:name="表格2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2.3" style:family="table-row">
      <style:table-row-properties style:min-row-height="1.482cm" style:keep-together="true" fo:keep-together="auto"/>
    </style:style>
    <style:style style:name="表格2.4" style:family="table-row">
      <style:table-row-properties style:min-row-height="1.871cm" style:keep-together="true" fo:keep-together="auto"/>
    </style:style>
    <style:style style:name="表格2.5" style:family="table-row">
      <style:table-row-properties style:min-row-height="3.196cm" style:keep-together="true" fo:keep-together="auto"/>
    </style:style>
    <style:style style:name="表格2.6" style:family="table-row">
      <style:table-row-properties style:min-row-height="1.842cm" style:keep-together="true" fo:keep-together="auto"/>
    </style:style>
    <style:style style:name="表格2.7" style:family="table-row">
      <style:table-row-properties style:min-row-height="5.457cm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 style:list-style-name="WW8Num4">
      <style:paragraph-properties fo:line-height="0.529cm" fo:text-align="justify" style:justify-single-word="false" style:snap-to-layout-grid="false"/>
      <style:text-properties style:font-name="標楷體" style:font-name-asian="標楷體" style:font-name-complex="標楷體"/>
    </style:style>
    <style:style style:name="P4" style:family="paragraph" style:parent-style-name="Standard">
      <style:paragraph-properties fo:line-height="0.529cm" fo:text-align="justify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3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0.529cm"/>
    </style:style>
    <style:style style:name="P9" style:family="paragraph" style:parent-style-name="Standard">
      <style:paragraph-properties fo:line-height="0.529cm" fo:text-align="justify" style:justify-single-word="false"/>
    </style:style>
    <style:style style:name="P10" style:family="paragraph" style:parent-style-name="Standard" style:list-style-name="WW8Num4">
      <style:paragraph-properties fo:line-height="0.529cm" fo:text-align="justify" style:justify-single-word="false" style:snap-to-layout-grid="false"/>
    </style:style>
    <style:style style:name="P11" style:family="paragraph" style:parent-style-name="Standard">
      <style:paragraph-properties fo:line-height="150%"/>
      <style:text-properties fo:font-size="13pt" style:font-name-asian="標楷體" style:font-size-asian="13pt" style:font-size-complex="13pt"/>
    </style:style>
    <style:style style:name="P12" style:family="paragraph" style:parent-style-name="Standard" style:list-style-name="WW8Num4">
      <style:paragraph-properties fo:line-height="0.529cm" fo:text-align="justify" style:justify-single-word="false" style:snap-to-layout-grid="false"/>
      <style:text-properties fo:font-size="13pt" style:font-name-asian="標楷體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style:font-name-asian="標楷體" style:font-size-asian="13pt" style:font-size-complex="13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4pt" fo:font-weight="bold" style:font-name-asian="標楷體" style:font-size-asian="14pt" style:font-weight-asian="bold" style:font-size-complex="13pt"/>
    </style:style>
    <style:style style:name="P16" style:family="paragraph" style:parent-style-name="Standard">
      <style:paragraph-properties fo:line-height="0.529cm" fo:text-align="justify" style:justify-single-word="false" style:snap-to-layout-grid="false"/>
      <style:text-properties style:font-name-asian="標楷體"/>
    </style:style>
    <style:style style:name="P17" style:family="paragraph" style:parent-style-name="Standard" style:list-style-name="WW8Num4">
      <style:paragraph-properties fo:line-height="0.529cm" fo:text-align="justify" style:justify-single-word="false" style:snap-to-layout-grid="false"/>
      <style:text-properties style:font-name-asian="標楷體"/>
    </style:style>
    <style:style style:name="P18" style:family="paragraph" style:parent-style-name="Standard" style:list-style-name="WW8Num2">
      <style:paragraph-properties fo:margin-left="0.446cm" fo:margin-right="0cm" fo:line-height="0.529cm" fo:text-align="justify" style:justify-single-word="false" fo:text-indent="-0.446cm" style:auto-text-indent="false" style:snap-to-layout-grid="false"/>
    </style:style>
    <style:style style:name="P19" style:family="paragraph" style:parent-style-name="Standard" style:list-style-name="WW8Num2">
      <style:paragraph-properties fo:margin-left="0.446cm" fo:margin-right="0cm" fo:line-height="0.529cm" fo:text-align="justify" style:justify-single-word="false" fo:text-indent="-0.446cm" style:auto-text-indent="false" style:snap-to-layout-grid="false"/>
      <style:text-properties fo:font-size="13pt" style:font-name-asian="標楷體" style:font-size-asian="13pt" style:font-size-complex="13pt"/>
    </style:style>
    <style:style style:name="P20" style:family="paragraph" style:parent-style-name="Standard">
      <style:paragraph-properties fo:margin-left="0cm" fo:margin-right="0cm" fo:text-indent="0.06cm" style:auto-text-indent="false"/>
    </style:style>
    <style:style style:name="P21" style:family="paragraph" style:parent-style-name="Standard">
      <style:paragraph-properties fo:margin-left="0.85cm" fo:margin-right="0cm" fo:line-height="0.706cm" fo:text-indent="0cm" style:auto-text-indent="false"/>
    </style:style>
    <style:style style:name="P22" style:family="paragraph" style:parent-style-name="Standard">
      <style:paragraph-properties fo:margin-left="0.847cm" fo:margin-right="0cm" fo:line-height="150%" fo:text-indent="0cm" style:auto-text-indent="false"/>
    </style:style>
    <style:style style:name="P23" style:family="paragraph" style:parent-style-name="Standard">
      <style:paragraph-properties fo:margin-left="0.847cm" fo:margin-right="0cm" fo:line-height="150%" fo:text-indent="0cm" style:auto-text-indent="false"/>
      <style:text-properties fo:font-size="13pt" style:font-name-asian="標楷體" style:font-size-asian="13pt" style:font-size-complex="13pt"/>
    </style:style>
    <style:style style:name="P24" style:family="paragraph" style:parent-style-name="Standard">
      <style:paragraph-properties fo:margin-left="-0.75cm" fo:margin-right="-1.004cm" fo:line-height="0.847cm" fo:text-indent="0cm" style:auto-text-indent="false"/>
    </style:style>
    <style:style style:name="P25" style:family="paragraph" style:parent-style-name="清單段落" style:master-page-name="Standard">
      <style:paragraph-properties fo:margin-left="0.25cm" fo:margin-right="0cm" fo:margin-top="0cm" fo:margin-bottom="0.318cm" fo:text-align="center" style:justify-single-word="false" fo:text-indent="0cm" style:auto-text-indent="false" style:page-number="auto"/>
    </style:style>
    <style:style style:name="P26" style:family="paragraph">
      <style:paragraph-properties fo:text-align="center" style:writing-mode="lr-tb"/>
    </style:style>
    <style:style style:name="T1" style:family="text">
      <style:text-properties fo:font-weight="bold" style:font-name-asian="標楷體" style:font-weight-asian="bold"/>
    </style:style>
    <style:style style:name="T2" style:family="text">
      <style:text-properties style:font-name="Times New Roman" fo:font-size="18pt" fo:font-weight="bold" style:font-name-asian="標楷體" style:font-size-asian="18pt" style:font-weight-asian="bold" style:font-name-complex="Times New Roman" style:font-size-complex="18pt"/>
    </style:style>
    <style:style style:name="T3" style:family="text">
      <style:text-properties style:font-name="Times New Roman" fo:font-size="18pt" fo:font-weight="bold" style:font-name-asian="標楷體" style:font-size-asian="18pt" style:font-weight-asian="bold" style:font-name-complex="Times New Roman" style:font-size-complex="18pt"/>
    </style:style>
    <style:style style:name="T4" style:family="text">
      <style:text-properties style:font-name-asian="標楷體"/>
    </style:style>
    <style:style style:name="T5" style:family="text">
      <style:text-properties style:font-name-asian="標楷體"/>
    </style:style>
    <style:style style:name="T6" style:family="text">
      <style:text-properties style:font-name-asian="標楷體" style:font-size-complex="13pt"/>
    </style:style>
    <style:style style:name="T7" style:family="text">
      <style:text-properties style:font-name-asian="標楷體" style:font-size-complex="13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11" style:family="text"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T12" style:family="text">
      <style:text-properties style:font-name="標楷體" fo:font-style="italic" style:text-underline-style="solid" style:text-underline-width="auto" style:text-underline-color="font-color" fo:font-weight="bold" style:font-name-asian="標楷體" style:font-style-asian="italic" style:font-weight-asian="bold" style:font-name-complex="標楷體"/>
    </style:style>
    <style:style style:name="T13" style:family="text">
      <style:text-properties style:font-name="標楷體" fo:font-weight="bold" style:font-name-asian="標楷體" style:font-weight-asian="bold" style:font-name-complex="標楷體" style:font-size-complex="13pt"/>
    </style:style>
    <style:style style:name="T14" style:family="text">
      <style:text-properties fo:color="#ff0000" style:font-name="標楷體" style:font-name-asian="標楷體" style:font-name-complex="標楷體"/>
    </style:style>
    <style:style style:name="T15" style:family="text">
      <style:text-properties fo:font-size="14pt" fo:font-weight="bold" style:font-name-asian="標楷體" style:font-size-asian="14pt" style:font-weight-asian="bold" style:font-size-complex="13pt"/>
    </style:style>
    <style:style style:name="T16" style:family="text">
      <style:text-properties fo:font-size="14pt" fo:font-weight="bold" style:font-name-asian="標楷體" style:font-size-asian="14pt" style:font-weight-asian="bold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name-asian="標楷體" style:font-size-asian="13pt" style:font-size-complex="13pt"/>
    </style:style>
    <style:style style:name="T20" style:family="text">
      <style:text-properties fo:font-size="13pt" style:font-name-asian="標楷體" style:font-size-asian="13pt" style:font-size-complex="13pt"/>
    </style:style>
    <style:style style:name="T2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name-asian="標楷體" style:font-size-asian="13pt" style:font-size-complex="13pt"/>
    </style:style>
    <style:style style:name="T23" style:family="text">
      <style:text-properties style:text-underline-style="solid" style:text-underline-width="auto" style:text-underline-color="font-color" style:font-name-asian="標楷體" style:font-size-complex="13pt"/>
    </style:style>
    <style:style style:name="T24" style:family="text">
      <style:text-properties style:font-name="新細明體" style:font-name-complex="新細明體"/>
    </style:style>
    <style:style style:name="T25" style:family="text">
      <style:text-properties style:font-name="新細明體" style:font-name-complex="新細明體"/>
    </style:style>
    <style:style style:name="T26" style:family="text">
      <style:text-properties fo:font-size="12pt" style:font-name-asian="標楷體" style:font-size-asian="12pt"/>
    </style:style>
    <style:style style:name="gr1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國立</text:span><text:span text:style-name="T2">臺北科技大學校外</text:span><text:span text:style-name="T2">實習─學生滿意度問卷調查表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C"/>
        <table:table-column table:style-name="表格1.G"/>
        <table:table-row table:style-name="表格1.1">
          <table:table-cell table:style-name="表格1.A1" table:number-columns-spanned="7" office:value-type="string">
            <text:p text:style-name="Standard"><text:span text:style-name="T8">同學您好：</text:span></text:p>
            <text:p text:style-name="Standard"><text:span text:style-name="T14"><text:s text:c="4"/></text:span><text:span text:style-name="T8">為了解同學在參與校外實習課程</text:span><text:span text:style-name="T4">(</text:span><text:span text:style-name="T8">包含暑期、全學期、學年及其他實習課程</text:span><text:span text:style-name="T4">)</text:span><text:span text:style-name="T8">後，對於自我實務技能的提升或是自我成長是否有所助益，並使學校在推行校外實習課程時能更加完備。本問卷僅進行整體分析，不涉及個別資料判別，請同學撥冗詳實填答，您的寶貴意見將對未來的學弟妹們能更加順利進行實習。</text:span></text:p>
            <text:p text:style-name="P2">在此致上最高謝意！</text:p>
            <text:p text:style-name="P2">敬祝 <text:s/>身體健康，學業進步！</text:p>
            <text:p text:style-name="P6"><text:span text:style-name="T8">國立臺北科技大學 <text:s text:c="2"/>敬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7" office:value-type="string">
            <text:p text:style-name="P7"><text:span text:style-name="T15">一、</text:span><text:span text:style-name="T15">實習基本資料</text:span><text:span text:style-name="T15">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list xml:id="list910659662090959126" text:style-name="WW8Num2">
              <text:list-item>
                <text:p text:style-name="P18"><text:span text:style-name="T19">實習學年度</text:span></text:p>
              </text:list-item>
            </text:list>
          </table:table-cell>
          <table:table-cell table:style-name="表格1.B3" table:number-columns-spanned="6" office:value-type="string">
            <text:p text:style-name="P9"><text:span text:style-name="T21"><text:s text:c="6"/></text:span><text:span text:style-name="T17"><text:s/></text:span><text:span text:style-name="T10">學年度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office:value-type="string">
            <text:list xml:id="list932077897" text:continue-numbering="true" text:style-name="WW8Num2">
              <text:list-item>
                <text:p text:style-name="P18"><text:span text:style-name="T19">就讀系所及年級</text:span></text:p>
              </text:list-item>
            </text:list>
          </table:table-cell>
          <table:table-cell table:style-name="表格1.B3" table:number-columns-spanned="6" office:value-type="string">
            <text:p text:style-name="P20"><text:span text:style-name="T11"><text:s text:c="16"/></text:span><text:span text:style-name="T8">系/所，</text:span><text:span text:style-name="T11"> <text:s text:c="6"/></text:span><text:span text:style-name="T8">年級，性別: 男 / 女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office:value-type="string">
            <text:list xml:id="list1085530789" text:continue-numbering="true" text:style-name="WW8Num2">
              <text:list-item>
                <text:p text:style-name="P19">實習次數</text:p>
              </text:list-item>
            </text:list>
          </table:table-cell>
          <table:table-cell table:style-name="表格1.B3" table:number-columns-spanned="6" office:value-type="string">
            <text:p text:style-name="P4">第_____次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office:value-type="string">
            <text:list xml:id="list1040426586" text:continue-numbering="true" text:style-name="WW8Num2">
              <text:list-item>
                <text:p text:style-name="P19">實習類型</text:p>
              </text:list-item>
            </text:list>
          </table:table-cell>
          <table:table-cell table:style-name="表格1.B3" table:number-columns-spanned="6" office:value-type="string">
            <text:p text:style-name="P9"><text:span text:style-name="T10">□</text:span><text:span text:style-name="T19">暑期實習 <text:s/></text:span><text:span text:style-name="T10">□</text:span><text:span text:style-name="T19">學期實習 <text:s/></text:span><text:span text:style-name="T10">□</text:span><text:span text:style-name="T19">學年實習 <text:s/></text:span><text:span text:style-name="T10">□</text:span><text:span text:style-name="T19">其他</text:span><text:span text:style-name="T22"> <text:s text:c="18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7" office:value-type="string">
            <text:p text:style-name="P9"><text:span text:style-name="T15">二、實習整體滿意度調查：(請勾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3" table:number-rows-spanned="2" table:number-columns-spanned="2" office:value-type="string">
            <text:p text:style-name="P14"><text:span text:style-name="T19">項 <text:s/>目</text:span></text:p>
          </table:table-cell>
          <table:covered-table-cell/>
          <table:table-cell table:style-name="表格1.C8" table:number-columns-spanned="5" office:value-type="string">
            <text:p text:style-name="P14"><draw:connector text:anchor-type="char" draw:z-index="0" draw:style-name="gr1" draw:text-style-name="P26" draw:type="line" svg:x1="2.276cm" svg:y1="0.346cm" svg:x2="4.811cm" svg:y2="0.349cm" svg:d="M2275 346l2535 3"><text:p/></draw:connector><text:span text:style-name="T4">非常滿意</text:span><text:span text:style-name="T4"> <text:s text:c="14"/></text:span><text:span text:style-name="T4">非常不滿意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covered-table-cell/>
          <table:table-cell table:style-name="表格1.A3" office:value-type="string">
            <text:p text:style-name="P13">5</text:p>
          </table:table-cell>
          <table:table-cell table:style-name="表格1.A3" office:value-type="string">
            <text:p text:style-name="P13">4</text:p>
          </table:table-cell>
          <table:table-cell table:style-name="表格1.A3" office:value-type="string">
            <text:p text:style-name="P13">3</text:p>
          </table:table-cell>
          <table:table-cell table:style-name="表格1.A3" office:value-type="string">
            <text:p text:style-name="P13">2</text:p>
          </table:table-cell>
          <table:table-cell table:style-name="表格1.B3" office:value-type="string">
            <text:p text:style-name="P13">1</text:p>
          </table:table-cell>
        </table:table-row>
        <table:table-row table:style-name="表格1.10">
          <table:table-cell table:style-name="表格1.A3" table:number-columns-spanned="2" office:value-type="string">
            <text:list xml:id="list2662373893504860330" text:style-name="WW8Num4">
              <text:list-item>
                <text:p text:style-name="P10"><text:span text:style-name="T4">對系所在實習制度的行政配套措施上(如：申請流程說明、甄選/面試流程、教師輔導等等)感到滿意</text:span>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1">
          <table:table-cell table:style-name="表格1.A3" table:number-columns-spanned="2" office:value-type="string">
            <text:list xml:id="list1035814156" text:continue-numbering="true" text:style-name="WW8Num4">
              <text:list-item>
                <text:p text:style-name="P3">實習前工安及倫理講習對我有所幫助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2">
          <table:table-cell table:style-name="表格1.A3" table:number-columns-spanned="2" office:value-type="string">
            <text:list xml:id="list824114438" text:continue-numbering="true" text:style-name="WW8Num4">
              <text:list-item>
                <text:p text:style-name="P3">實習機構提供我專業且安全的實習環境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3">
          <table:table-cell table:style-name="表格1.A3" table:number-columns-spanned="2" office:value-type="string">
            <text:list xml:id="list1167357091" text:continue-numbering="true" text:style-name="WW8Num4">
              <text:list-item>
                <text:p text:style-name="P10"><text:span text:style-name="T8">實習期間遇到困難或障礙時，</text:span><text:span text:style-name="T12">實習機構</text:span><text:span text:style-name="T8">能適時地給予輔導與協助</text:span>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4">
          <table:table-cell table:style-name="表格1.A3" table:number-columns-spanned="2" office:value-type="string">
            <text:list xml:id="list1905550220" text:continue-numbering="true" text:style-name="WW8Num4">
              <text:list-item>
                <text:p text:style-name="P10"><text:span text:style-name="T8">實習期間遇到困難或障礙時，</text:span><text:span text:style-name="T12">輔導老師</text:span><text:span text:style-name="T8">能適時地給予輔導與協助</text:span>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5">
          <table:table-cell table:style-name="表格1.A3" table:number-columns-spanned="2" office:value-type="string">
            <text:list xml:id="list556956957" text:continue-numbering="true" text:style-name="WW8Num4">
              <text:list-item>
                <text:p text:style-name="P10"><text:span text:style-name="T4">系所的課程安排及訓練(如：核心課程、技術扎根教學課程)有助於實習任務的運用及完成</text:span>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  <table:table-row table:style-name="表格1.16">
          <table:table-cell table:style-name="表格1.A3" table:number-columns-spanned="2" office:value-type="string">
            <text:list xml:id="list1439879801" text:continue-numbering="true" text:style-name="WW8Num4">
              <text:list-item>
                <text:p text:style-name="P17">實習對畢業後尋找工作有所幫助</text:p>
              </text:list-item>
            </text:list>
          </table:table-cell>
          <table:covered-table-cell/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A3" office:value-type="string">
            <text:p text:style-name="P16"/>
          </table:table-cell>
          <table:table-cell table:style-name="表格1.B3" office:value-type="string">
            <text:p text:style-name="P16"/>
          </table:table-cell>
        </table:table-row>
      </table:table>
      <text:p text:style-name="Standard"><text:soft-page-break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2"/>
        <table:table-column table:style-name="表格2.F"/>
        <table:table-column table:style-name="表格2.G"/>
        <table:table-row table:style-name="表格2.1">
          <table:table-cell table:style-name="表格2.A1" table:number-rows-spanned="2" table:number-columns-spanned="2" office:value-type="string">
            <text:p text:style-name="P14"><text:span text:style-name="T19">項 <text:s/>目</text:span></text:p>
          </table:table-cell>
          <table:covered-table-cell/>
          <table:table-cell table:style-name="表格2.C1" table:number-columns-spanned="5" office:value-type="string">
            <text:p text:style-name="P14"><draw:connector text:anchor-type="char" draw:z-index="1" draw:style-name="gr1" draw:text-style-name="P26" draw:type="line" svg:x1="2.276cm" svg:y1="0.346cm" svg:x2="4.81cm" svg:y2="0.349cm" svg:d="M2275 346l2534 3"><text:p/></draw:connector><text:span text:style-name="T4">非常滿意</text:span><text:span text:style-name="T4"> <text:s text:c="14"/></text:span><text:span text:style-name="T4">非常不滿意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table-cell table:style-name="表格2.A1" office:value-type="string">
            <text:p text:style-name="P13">5</text:p>
          </table:table-cell>
          <table:table-cell table:style-name="表格2.A1" office:value-type="string">
            <text:p text:style-name="P13">4</text:p>
          </table:table-cell>
          <table:table-cell table:style-name="表格2.A1" office:value-type="string">
            <text:p text:style-name="P13">3</text:p>
          </table:table-cell>
          <table:table-cell table:style-name="表格2.A1" office:value-type="string">
            <text:p text:style-name="P13">2</text:p>
          </table:table-cell>
          <table:table-cell table:style-name="表格2.G2" office:value-type="string">
            <text:p text:style-name="P13">1</text:p>
          </table:table-cell>
        </table:table-row>
        <table:table-row table:style-name="表格2.3">
          <table:table-cell table:style-name="表格2.A1" table:number-columns-spanned="2" office:value-type="string">
            <text:list xml:id="list1612118139" text:continue-numbering="true" text:style-name="WW8Num4">
              <text:list-item>
                <text:p text:style-name="P3">未來若實習機構願意聘用我，我會有意願前往任職</text:p>
              </text:list-item>
            </text:list>
          </table:table-cell>
          <table:covered-table-cell/>
          <table:table-cell table:style-name="表格2.A1" office:value-type="string">
            <text:p text:style-name="P16"/>
          </table:table-cell>
          <table:table-cell table:style-name="表格2.A1" office:value-type="string">
            <text:p text:style-name="P16"/>
          </table:table-cell>
          <table:table-cell table:style-name="表格2.A1" office:value-type="string">
            <text:p text:style-name="P16"/>
          </table:table-cell>
          <table:table-cell table:style-name="表格2.A1" office:value-type="string">
            <text:p text:style-name="P16"/>
          </table:table-cell>
          <table:table-cell table:style-name="表格2.G2" office:value-type="string">
            <text:p text:style-name="P16"/>
          </table:table-cell>
        </table:table-row>
        <table:table-row table:style-name="表格2.4">
          <table:table-cell table:style-name="表格2.A1" office:value-type="string">
            <text:list xml:id="list1613908749" text:continue-numbering="true" text:style-name="WW8Num4">
              <text:list-item>
                <text:p text:style-name="P10"><text:span text:style-name="T4">實習過程中發現哪些專業證照是必備的，對未來投入職場有加分效果</text:span><text:span text:style-name="T1">(複選)</text:span></text:p>
              </text:list-item>
            </text:list>
          </table:table-cell>
          <table:table-cell table:style-name="表格2.G2" table:number-columns-spanned="6" office:value-type="string">
            <text:p text:style-name="P9"><text:span text:style-name="T24">□</text:span><text:span text:style-name="T8">英文證照</text:span><text:span text:style-name="T24"> <text:s/></text:span></text:p>
            <text:p text:style-name="P9"><text:span text:style-name="T24">□</text:span><text:span text:style-name="T8">其他________________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1" office:value-type="string">
            <text:list xml:id="list1643919961" text:continue-numbering="true" text:style-name="WW8Num4">
              <text:list-item>
                <text:p text:style-name="P10"><text:span text:style-name="T4">實習過程中學習到哪些對你有幫助</text:span><text:span text:style-name="T1">(複選)</text:span></text:p>
              </text:list-item>
            </text:list>
          </table:table-cell>
          <table:table-cell table:style-name="表格2.G2" table:number-columns-spanned="6" office:value-type="string">
            <text:p text:style-name="P9"><text:span text:style-name="T24">□</text:span><text:span text:style-name="T8">職場態度</text:span><text:span text:style-name="T24"> <text:s text:c="3"/>□</text:span><text:span text:style-name="T8">專業知識及技能 <text:s/></text:span></text:p>
            <text:p text:style-name="P9"><text:span text:style-name="T24">□</text:span><text:span text:style-name="T8">人際關係 <text:s text:c="3"/></text:span><text:span text:style-name="T24">□</text:span><text:span text:style-name="T8">口頭溝通技巧 <text:s text:c="3"/></text:span></text:p>
            <text:p text:style-name="P9"><text:span text:style-name="T24">□</text:span><text:span text:style-name="T8">寫作能力 <text:s text:c="3"/></text:span><text:span text:style-name="T24">□</text:span><text:span text:style-name="T8">解決問題能力</text:span></text:p>
            <text:p text:style-name="P8"><text:span text:style-name="T24">□</text:span><text:span text:style-name="T8">團隊合作</text:span><text:span text:style-name="T24"> <text:s text:c="3"/>□</text:span><text:span text:style-name="T8">第二語文能力</text:span><text:span text:style-name="T4">(</text:span><text:span text:style-name="T8">如英日語</text:span><text:span text:style-name="T4">)</text:span></text:p>
            <text:p text:style-name="P9"><text:span text:style-name="T24">□</text:span><text:span text:style-name="T8">其他________________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1" office:value-type="string">
            <text:list xml:id="list1383703000" text:continue-numbering="true" text:style-name="WW8Num4">
              <text:list-item>
                <text:p text:style-name="P10"><text:span text:style-name="T4">實習後將實務經驗應用在哪裡</text:span><text:span text:style-name="T1">(複選)</text:span></text:p>
              </text:list-item>
            </text:list>
          </table:table-cell>
          <table:table-cell table:style-name="表格2.G2" table:number-columns-spanned="6" office:value-type="string">
            <text:p text:style-name="P9"><text:span text:style-name="T24">□</text:span><text:span text:style-name="T8">專題製作 </text:span><text:span text:style-name="T24">□</text:span><text:span text:style-name="T8">個人經歷，提升</text:span><text:span text:style-name="T8">企業</text:span><text:span text:style-name="T8">目光 <text:s/></text:span></text:p>
            <text:p text:style-name="P9"><text:span text:style-name="T24">□</text:span><text:span text:style-name="T8">其他_______________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2" table:number-columns-spanned="7" office:value-type="string">
            <text:list xml:id="list193944765" text:continue-numbering="true" text:style-name="WW8Num4">
              <text:list-item>
                <text:p text:style-name="P10"><text:span text:style-name="T4">實習後對實習機構產業環境及運作的瞭解：(請勾選且簡述內容)</text:span></text:p>
              </text:list-item>
            </text:list>
            <text:p text:style-name="P21"><text:span text:style-name="T6">□與實習前的瞭解</text:span><text:span text:style-name="T23">完全相符(100%)</text:span><text:span text:style-name="T6"> <text:s text:c="10"/>□與實習前的瞭解</text:span><text:span text:style-name="T23">大部份相符(75%)</text:span><text:span text:style-name="T6"> <text:s/></text:span></text:p>
            <text:p text:style-name="P21"><text:span text:style-name="T6">□與實習前的瞭解</text:span><text:span text:style-name="T23">少部份相符(25%)</text:span><text:span text:style-name="T6"> <text:s text:c="9"/>□與實習前的瞭解</text:span><text:span text:style-name="T23">完全不相符(0%)</text:span></text:p>
            <text:p text:style-name="P22"><text:span text:style-name="T6">*請簡述您對實習機構產業的瞭解(限100字以內)：</text:span><text:span text:style-name="T19">___________________________________________________________________</text:span></text:p>
            <text:p text:style-name="P11"><text:s text:c="4"/>___________________________________________________________________</text:p>
            <text:p text:style-name="P23">___________________________________________________________________</text:p>
            <text:p text:style-name="P23">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G2" table:number-columns-spanned="7" office:value-type="string">
            <text:list xml:id="list1295009984" text:continue-numbering="true" text:style-name="WW8Num4">
              <text:list-item>
                <text:p text:style-name="P12">其他建議：</text:p>
              </text:list-item>
            </text:list>
            <text:p text:style-name="P11"><text:s text:c="4"/>___________________________________________________________________</text:p>
            <text:p text:style-name="P11"><text:s text:c="4"/>___________________________________________________________________</text:p>
            <text:p text:style-name="P23">___________________________________________________________________</text:p>
            <text:p text:style-name="P23">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pan text:style-name="T13">流程：各系所→實習學生→各系所→研發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PMingLiU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fo:color="#000000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清單段落" style:family="paragraph" style:parent-style-name="Standard">
      <style:paragraph-properties fo:margin-left="0.847cm" fo:margin-right="0cm" fo:text-indent="0cm" style:auto-text-indent="false"/>
      <style:text-properties fo:color="#000000" style:font-name="Calibri" style:font-name-complex="Calibri" style:font-size-complex="11pt"/>
    </style:style>
    <style:style style:name="無間距" style:family="paragraph">
      <style:paragraph-properties fo:orphans="0" fo:widows="0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line-height="115%" fo:orphans="2" fo:widows="2" fo:text-indent="0cm" style:auto-text-indent="false"/>
      <style:text-properties fo:color="#000000" style:font-name="Calibri" fo:font-size="11pt" style:letter-kerning="true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size="13pt" style:font-name-asian="標楷體" style:font-size-asian="13pt" style:font-name-complex="Times New Roman" style:font-size-complex="13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標楷體" fo:font-size="12pt" style:font-name-asian="標楷體" style:font-size-asian="12pt" style:font-name-complex="Arial" style:font-size-complex="12pt"/>
    </style:style>
    <style:style style:name="WW8Num5z1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預設段落字型" style:family="text"/>
    <style:style style:name="頁首_20_字元" style:display-name="頁首 字元" style:family="text">
      <style:text-properties fo:color="#000000" style:font-name="Times New Roman" style:letter-kerning="true" style:font-name-complex="Times New Roman"/>
    </style:style>
    <style:style style:name="頁尾_20_字元" style:display-name="頁尾 字元" style:family="text">
      <style:text-properties fo:color="#000000" style:font-name="Times New Roman" style:letter-kerning="true" style:font-name-complex="Times New Roman"/>
    </style:style>
    <style:style style:name="註解方塊文字_20_字元" style:display-name="註解方塊文字 字元" style:family="text">
      <style:text-properties fo:color="#000000" style:font-name="Cambria" fo:font-size="9pt" style:letter-kerning="true" style:font-name-asian="新細明體" style:font-size-asian="9pt" style:font-name-complex="Times New Roman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5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5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5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5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5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5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5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5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1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2" text:style-name="WW8Num6z1" style:num-suffix="、" style:num-format="1">
        <style:list-level-properties text:list-level-position-and-space-mode="label-alignment">
          <style:list-level-label-alignment text:label-followed-by="listtab" fo:text-indent="-0.847cm" fo:margin-left="1.94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637cm"/>
        </style:list-level-properties>
      </text:list-level-style-number>
      <text:list-level-style-number text:level="5" text:style-name="WW8Num6z4" style:num-suffix="、" style:num-format="1">
        <style:list-level-properties text:list-level-position-and-space-mode="label-alignment">
          <style:list-level-label-alignment text:label-followed-by="listtab" fo:text-indent="-0.847cm" fo:margin-left="4.48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3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6.177cm"/>
        </style:list-level-properties>
      </text:list-level-style-number>
      <text:list-level-style-number text:level="8" text:style-name="WW8Num6z7" style:num-suffix="、" style:num-format="1">
        <style:list-level-properties text:list-level-position-and-space-mode="label-alignment">
          <style:list-level-label-alignment text:label-followed-by="listtab" fo:text-indent="-0.847cm" fo:margin-left="7.02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name-asian="標楷體" style:font-size-asian="12pt"/>
    </style:style>
    <style:page-layout style:name="Mpm1">
      <style:page-layout-properties fo:page-width="21.001cm" fo:page-height="29.7cm" style:num-format="1" style:print-orientation="portrait" fo:margin-top="1.6cm" fo:margin-bottom="0.7cm" fo:margin-left="2.501cm" fo:margin-right="2.50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cm" fo:margin-top="0.8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6cm" fo:margin-bottom="1.6cm" fo:margin-left="2.501cm" fo:margin-right="2.50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第</text:span><text:span text:style-name="MT1"><text:page-number text:select-page="current">2</text:page-number></text:span><text:span text:style-name="MT1">頁，共2頁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n</meta:initial-creator>
    <meta:creation-date>2015-05-08T12:13:00</meta:creation-date>
    <dc:creator>1451</dc:creator>
    <dc:date>2016-04-26T09:55:00</dc:date>
    <meta:print-date>2016-04-25T14:38:00</meta:print-date>
    <meta:editing-cycles>16</meta:editing-cycles>
    <meta:editing-duration>PT7H50M</meta:editing-duration>
    <meta:document-statistic meta:table-count="2" meta:image-count="0" meta:object-count="0" meta:page-count="2" meta:paragraph-count="64" meta:word-count="842" meta:character-count="1656"/>
    <meta:generator>OpenOffice/4.1.3$Unix OpenOffice.org_project/413m1$Build-9783</meta:generator>
  </office:meta>
</office:document-meta>
</file>